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E5D9B6500F3B4148.png" manifest:media-type="image/png"/>
  <manifest:file-entry manifest:full-path="Pictures/TablePreview1.svm" manifest:media-type="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Mukti Narrow" svg:font-family="'Mukti Narrow'" style:font-adornments="Regular" style:font-pitch="variable"/>
    <style:font-face style:name="DejaVu Serif" svg:font-family="'DejaVu Serif'" style:font-adornments="Book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DejaVu Serif Condensed" svg:font-family="'DejaVu Serif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9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8.434cm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notes">
      <style:graphic-properties draw:fill-color="#ffffff" draw:auto-grow-height="true" fo:min-height="12.572cm"/>
    </style:style>
    <style:style style:name="pr3" style:family="presentation" style:parent-style-name="Focus3-notes">
      <style:graphic-properties draw:fill-color="#ffffff" fo:min-height="12.572cm"/>
    </style:style>
    <style:style style:name="co1" style:family="table-column">
      <style:table-column-properties style:column-width="5.386cm" style:use-optimal-column-width="false"/>
    </style:style>
    <style:style style:name="co2" style:family="table-column">
      <style:table-column-properties style:column-width="7.036cm" style:use-optimal-column-width="false"/>
    </style:style>
    <style:style style:name="ro1" style:family="table-row">
      <style:table-row-properties style:row-height="-2.01cm"/>
    </style:style>
    <style:style style:name="ro2" style:family="table-row">
      <style:table-row-properties style:row-height="1.959cm"/>
    </style:style>
    <style:style style:name="ro3" style:family="table-row">
      <style:table-row-properties style:row-height="2.019cm"/>
    </style:style>
    <style:style style:name="ro4" style:family="table-row">
      <style:table-row-properties style:row-height="1.975cm"/>
    </style:style>
    <style:style style:name="ce1" style:family="table-cell">
      <loext:graphic-properties draw:textarea-vertical-align="middle"/>
      <style:text-properties fo:font-size="24pt" fo:font-weight="bold" style:font-size-asian="18pt" style:font-size-complex="18pt"/>
    </style:style>
    <style:style style:name="ce2" style:family="table-cell"/>
    <style:style style:name="ce3" style:family="table-cell"/>
    <style:style style:name="ce4" style:family="table-cell"/>
    <style:style style:name="ce5" style:family="table-cell"/>
    <style:style style:name="ce6" style:family="table-cell"/>
    <style:style style:name="ce7" style:family="table-cell"/>
    <style:style style:name="ce8" style:family="table-cell"/>
    <style:style style:name="ce9" style:family="table-cell"/>
    <style:style style:name="ce10" style:family="table-cell">
      <style:text-properties fo:font-size="13pt" style:font-size-asian="13pt" style:font-size-complex="13pt"/>
    </style:style>
    <style:style style:name="P1" style:family="paragraph">
      <style:text-properties style:font-name="DejaVu Serif" fo:font-size="40pt" fo:font-weight="bold" style:font-size-asian="24pt" style:font-weight-asian="bold" style:font-size-complex="24pt" style:font-weight-complex="bold"/>
    </style:style>
    <style:style style:name="P2" style:family="paragraph">
      <style:text-properties fo:font-size="24pt" fo:font-weight="bold" style:font-size-asian="18pt" style:font-size-complex="18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style:font-name="Mukti Narrow" fo:font-size="18pt" style:font-size-asian="24pt" style:font-size-complex="24pt"/>
    </style:style>
    <style:style style:name="P7" style:family="paragraph">
      <loext:graphic-properties draw:fill="none" draw:fill-color="#ffffff"/>
      <style:text-properties style:font-name="Mukti Narrow" fo:font-size="18pt" style:font-size-asian="24pt" style:font-size-complex="24pt"/>
    </style:style>
    <style:style style:name="T1" style:family="text">
      <style:text-properties style:font-name="DejaVu Serif" fo:font-size="40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18pt" style:font-size-complex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Mukti Narrow" fo:font-size="18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Mukti Narrow" fo:font-size="18pt" style:font-size-asian="24pt" style:font-size-complex="24pt"/>
    </style:style>
    <style:style style:name="T12" style:family="text">
      <style:text-properties style:font-name="DejaVu Serif Condensed1" fo:font-size="18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style:font-name="DejaVu Serif Condensed1" fo:font-size="18pt" style:font-size-asian="24pt" style:font-size-complex="24pt"/>
    </style:style>
    <style:style style:name="T14" style:family="text">
      <style:text-properties style:font-name="DejaVu Serif Condensed" fo:font-size="18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2.492cm" svg:y="-0.133cm" presentation:class="title" presentation:user-transformed="true">
          <draw:text-box>
            <text:p text:style-name="P1"><text:span text:style-name="T1">AP </text:span><text:span text:style-name="T1">Proje</text:span><text:span text:style-name="T1">ct </text:span><text:span text:style-name="T1">Prese</text:span><text:span text:style-name="T1">ntatio</text:span><text:span text:style-name="T1">n</text:span></text:p>
          </draw:text-box>
        </draw:frame>
        <draw:frame draw:style-name="standard" draw:layer="layout" svg:width="23.193cm" svg:height="15.637cm" svg:x="2.786cm" svg:y="4.3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Class</text:span></text:p>
              </table:table-cell>
              <table:table-cell>
                <text:p text:style-name="P2"><text:span text:style-name="T2">Attributes</text:span></text:p>
              </table:table-cell>
              <table:table-cell>
                <text:p text:style-name="P2"><text:span text:style-name="T2">Methods</text:span></text:p>
              </table:table-cell>
              <table:table-cell>
                <text:p text:style-name="P2">Description</text:p>
              </table:table-cell>
            </table:table-row>
            <table:table-row table:style-name="ro2" table:default-cell-style-name="gray2">
              <table:table-cell>
                <text:p>Character </text:p>
              </table:table-cell>
              <table:table-cell table:style-name="ce2">
                <text:list text:style-name="L3">
                  <text:list-item>
                    <text:p><text:span text:style-name="T3">String Type</text:span></text:p>
                  </text:list-item>
                </text:list>
              </table:table-cell>
              <table:table-cell/>
              <table:table-cell>
                <text:p><text:span text:style-name="T3">Plant,Player zombie class extend this class</text:span></text:p>
              </table:table-cell>
            </table:table-row>
            <table:table-row table:style-name="ro2" table:default-cell-style-name="gray1">
              <table:table-cell>
                <text:p>Plant </text:p>
              </table:table-cell>
              <table:table-cell table:style-name="ce3">
                <text:list text:continue-numbering="true" text:style-name="L3">
                  <text:list-item>
                    <text:p><text:span text:style-name="T4">float Cost</text:span></text:p>
                  </text:list-item>
                  <text:list-item>
                    <text:p><text:span text:style-name="T4">float Health</text:span></text:p>
                  </text:list-item>
                  <text:list-item>
                    <text:p><text:span text:style-name="T4">float Attack</text:span></text:p>
                  </text:list-item>
                </text:list>
              </table:table-cell>
              <table:table-cell/>
              <table:table-cell/>
            </table:table-row>
            <table:table-row table:style-name="ro2" table:default-cell-style-name="gray2">
              <table:table-cell>
                <text:p>Zombie</text:p>
              </table:table-cell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>Player </text:p>
              </table:table-cell>
              <table:table-cell>
                <text:list text:continue-numbering="true" text:style-name="L3">
                  <text:list-item>
                    <text:p><text:span text:style-name="T5">String Name</text:span></text:p>
                  </text:list-item>
                  <text:list-item>
                    <text:p><text:span text:style-name="T5">Game Player_Game</text:span></text:p>
                  </text:list-item>
                </text:list>
                <text:p><text:span text:style-name="T5"/></text:p>
              </table:table-cell>
              <table:table-cell table:style-name="ce4">
                <text:list text:continue-numbering="true" text:style-name="L3">
                  <text:list-item>
                    <text:p><text:span text:style-name="T6">getUsername</text:span></text:p>
                  </text:list-item>
                  <text:list-item>
                    <text:p><text:span text:style-name="T6">setUsername</text:span></text:p>
                  </text:list-item>
                </text:list>
              </table:table-cell>
              <table:table-cell>
                <text:p><text:span text:style-name="T5">This is the main player class which is used to save a Player’s Game and is Serialized.</text:span></text:p>
              </table:table-cell>
            </table:table-row>
            <table:table-row table:style-name="ro3" table:default-cell-style-name="gray2">
              <table:table-cell>
                <text:p>Game </text:p>
              </table:table-cell>
              <table:table-cell table:style-name="ce5">
                <text:list text:continue-numbering="true" text:style-name="L3">
                  <text:list-item>
                    <text:p><text:span text:style-name="T6">Level level</text:span></text:p>
                  </text:list-item>
                  <text:list-item>
                    <text:p><text:span text:style-name="T6">int sunCount</text:span></text:p>
                  </text:list-item>
                </text:list>
              </table:table-cell>
              <table:table-cell table:style-name="ce6">
                <text:list text:continue-numbering="true" text:style-name="L3">
                  <text:list-item>
                    <text:p><text:span text:style-name="T7">getLevel</text:span></text:p>
                  </text:list-item>
                  <text:list-item>
                    <text:p><text:span text:style-name="T7">setLevel</text:span></text:p>
                  </text:list-item>
                  <text:list-item>
                    <text:p><text:span text:style-name="T7">getSunCount</text:span></text:p>
                  </text:list-item>
                  <text:list-item>
                    <text:p><text:span text:style-name="T7">setSunCount</text:span></text:p>
                  </text:list-item>
                </text:list>
              </table:table-cell>
              <table:table-cell>
                <text:p><text:span text:style-name="T5">This class handles the game of a particular player and has all the attributes concerning the game.</text:span></text:p>
              </table:table-cell>
            </table:table-row>
            <table:table-row table:style-name="ro2" table:default-cell-style-name="gray1">
              <table:table-cell>
                <text:p>Level (abstract)</text:p>
              </table:table-cell>
              <table:table-cell table:style-name="ce7">
                <text:list text:continue-numbering="true" text:style-name="L3">
                  <text:list-item>
                    <text:p><text:span text:style-name="T6">int level</text:span></text:p>
                  </text:list-item>
                  <text:list-item>
                    <text:p><text:span text:style-name="T6">5 Lawn Objects</text:span></text:p>
                  </text:list-item>
                </text:list>
              </table:table-cell>
              <table:table-cell table:style-name="ce8">
                <text:list text:continue-numbering="true" text:style-name="L3">
                  <text:list-item>
                    <text:p><text:span text:style-name="T6">getLevel</text:span></text:p>
                  </text:list-item>
                  <text:list-item>
                    <text:p><text:span text:style-name="T6">setLevel</text:span></text:p>
                  </text:list-item>
                </text:list>
              </table:table-cell>
              <table:table-cell>
                <text:p><text:span text:style-name="T5">This class gives the access to the player’s game level and has it’s 5 objects which initialize conditionally.</text:span></text:p>
              </table:table-cell>
            </table:table-row>
            <table:table-row table:style-name="ro4" table:default-cell-style-name="gray2">
              <table:table-cell>
                <text:p>Lawn </text:p>
              </table:table-cell>
              <table:table-cell>
                <text:list text:continue-numbering="true" text:style-name="L3">
                  <text:list-item>
                    <text:p><text:span text:style-name="T7">ArrayList&lt;Zombie&gt; zombies</text:span></text:p>
                  </text:list-item>
                  <text:list-item>
                    <text:p><text:span text:style-name="T7">ArrayList&lt;Plants&gt; plants</text:span></text:p>
                  </text:list-item>
                  <text:list-item>
                    <text:p><text:span text:style-name="T7">Boolean LawnMower</text:span></text:p>
                  </text:list-item>
                </text:list>
                <text:p><text:span text:style-name="T7"/></text:p>
              </table:table-cell>
              <table:table-cell table:style-name="ce9">
                <text:list text:continue-numbering="true" text:style-name="L3">
                  <text:list-item>
                    <text:p><text:span text:style-name="T8">AddPlant()</text:span></text:p>
                  </text:list-item>
                  <text:list-item>
                    <text:p><text:span text:style-name="T8">RemovePlant()</text:span></text:p>
                  </text:list-item>
                </text:list>
              </table:table-cell>
              <table:table-cell table:style-name="ce10">
                <text:p text:style-name="P3">This class is the main heart of the game. We have controlled the game via Lawn objects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4.988cm" svg:height="0.988cm" svg:x="3.2cm" svg:y="3cm">
          <draw:text-box>
            <text:p><text:span text:style-name="T9">Classes, their </text:span><text:span text:style-name="T9">attributes </text:span><text:span text:style-name="T9">and </text:span><text:span text:style-name="T9">methods :-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draw:style-name="gr3" draw:text-style-name="P7" draw:layer="layout" svg:width="24.6cm" svg:height="18.39cm" svg:x="1.858cm" svg:y="0.884cm">
          <draw:text-box>
            <text:p text:style-name="P6"><text:span text:style-name="T10">Implementation </text:span><text:span text:style-name="T10">- </text:span></text:p>
            <text:p text:style-name="P6"><text:span text:style-name="T11"/></text:p>
            <text:p text:style-name="P6"><text:span text:style-name="T11">We have made </text:span><text:span text:style-name="T11">Player which has </text:span><text:span text:style-name="T11">a Game object. </text:span><text:span text:style-name="T11">This Game </text:span><text:span text:style-name="T11">object is the </text:span><text:span text:style-name="T11">game of the </text:span><text:span text:style-name="T11">Player. We </text:span><text:span text:style-name="T11">serialize the </text:span><text:span text:style-name="T11">Player object, </text:span><text:span text:style-name="T11">which serializes </text:span><text:span text:style-name="T11">its entire Game. </text:span><text:span text:style-name="T11">We have used </text:span><text:span text:style-name="T11">JavaFX, </text:span><text:span text:style-name="T11">SceneBuilder </text:span><text:span text:style-name="T11">and IntelliJ for </text:span><text:span text:style-name="T11">the creation of </text:span><text:span text:style-name="T11">our project. The </text:span><text:span text:style-name="T11">difficulty of the </text:span><text:span text:style-name="T11">game increases </text:span><text:span text:style-name="T11">gradually with </text:span><text:span text:style-name="T11">levels, this is </text:span><text:span text:style-name="T11">done by </text:span><text:span text:style-name="T11">increasing the </text:span><text:span text:style-name="T11">number of plants, </text:span><text:span text:style-name="T11">zombies and the </text:span><text:span text:style-name="T11">number of lawns </text:span><text:span text:style-name="T11">of the game. </text:span><text:span text:style-name="T11">Once a level is </text:span><text:span text:style-name="T11">cleared, a </text:span><text:span text:style-name="T11">LevelclearedExc</text:span><text:span text:style-name="T11">eption is thrown </text:span><text:span text:style-name="T11">and the Level is </text:span><text:span text:style-name="T11">increased. If the </text:span><text:span text:style-name="T11">user chooses the </text:span><text:span text:style-name="T11">save and exit </text:span><text:span text:style-name="T11">button during the </text:span><text:span text:style-name="T11">running of the </text:span><text:span text:style-name="T11">game, the Object </text:span><text:span text:style-name="T11">of the Player </text:span><text:span text:style-name="T11">seriliazes and is </text:span><text:span text:style-name="T11">saved in a List of </text:span><text:span text:style-name="T11">Players of the </text:span><text:span text:style-name="T11">Game. Once the </text:span><text:span text:style-name="T11">load game option </text:span><text:span text:style-name="T11">is chosen, it </text:span><text:span text:style-name="T11">prompts the user </text:span><text:span text:style-name="T11">for its username, </text:span><text:span text:style-name="T11">if the entered </text:span><text:span text:style-name="T11">username has a </text:span><text:span text:style-name="T11">serialized object, </text:span><text:span text:style-name="T11">it is then </text:span><text:span text:style-name="T11">deserialized and </text:span><text:span text:style-name="T11">then the saved </text:span><text:span text:style-name="T11">game is run.</text:span></text:p>
            <text:p text:style-name="P6"><text:span text:style-name="T11"/></text:p>
            <text:p text:style-name="P6"><text:span text:style-name="T11">Concepts </text:span><text:span text:style-name="T11">implemented - </text:span></text:p>
            <text:p text:style-name="P6"><text:span text:style-name="T11">Design Patterns </text:span><text:span text:style-name="T11">– Prototype, </text:span><text:span text:style-name="T11">Strategy,Facade,</text:span><text:span text:style-name="T11">Proxy.</text:span></text:p>
            <text:p text:style-name="P6"><text:span text:style-name="T11">Interfaces </text:span><text:span text:style-name="T11">implemented – </text:span><text:span text:style-name="T11">Cloneable, </text:span><text:span text:style-name="T11">Serializable.</text:span></text:p>
            <text:p text:style-name="P6"><text:span text:style-name="T11">Exceptions </text:span><text:span text:style-name="T11">thrown – </text:span><text:span text:style-name="T11">IOException,Clo</text:span><text:span text:style-name="T11">neNotSupported</text:span><text:span text:style-name="T11">Exception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draw:style-name="gr4" draw:text-style-name="P4" draw:layer="layout" svg:width="24.8cm" svg:height="19.429cm" svg:x="1.8cm" svg:y="1.4cm">
          <draw:text-box>
            <text:p><text:span text:style-name="T12">Individual </text:span><text:span text:style-name="T12">Work -</text:span></text:p>
            <text:p><text:span text:style-name="T12"/></text:p>
            <text:p><text:span text:style-name="T13">Rishabh </text:span><text:span text:style-name="T13">Chauhan </text:span><text:span text:style-name="T13">(2018256) - </text:span></text:p>
            <text:p><text:span text:style-name="T13"/></text:p>
            <text:p><text:span text:style-name="T13">Deadline 1 – </text:span><text:span text:style-name="T13">Worked in </text:span><text:span text:style-name="T13">creating UML </text:span><text:span text:style-name="T13">Diagrams and </text:span><text:span text:style-name="T13">Use cases. </text:span><text:span text:style-name="T13">Created a </text:span><text:span text:style-name="T13">mapping of the </text:span><text:span text:style-name="T13">classes to be </text:span><text:span text:style-name="T13">used, their </text:span><text:span text:style-name="T13">attributes and </text:span><text:span text:style-name="T13">methods. </text:span></text:p>
            <text:p><text:span text:style-name="T13"/></text:p>
            <text:p><text:span text:style-name="T13">Deadline 2 – </text:span><text:span text:style-name="T13">Worked in </text:span><text:span text:style-name="T13">making the </text:span><text:span text:style-name="T13">complete </text:span><text:span text:style-name="T13">animations of </text:span><text:span text:style-name="T13">the objects.</text:span></text:p>
            <text:p><text:span text:style-name="T13">This included </text:span><text:span text:style-name="T13">implementing </text:span><text:span text:style-name="T13">the Peashooter, </text:span><text:span text:style-name="T13">lawnmower and </text:span><text:span text:style-name="T13">Zombie.</text:span></text:p>
            <text:p><text:span text:style-name="T13"/></text:p>
            <text:p><text:span text:style-name="T13">Deadline 3 – </text:span><text:span text:style-name="T13">Worked in </text:span><text:span text:style-name="T13">implementing </text:span><text:span text:style-name="T13">conversion and </text:span><text:span text:style-name="T13">integration of </text:span><text:span text:style-name="T13">graphics. </text:span><text:span text:style-name="T13">Implemented </text:span><text:span text:style-name="T13">the functionality </text:span><text:span text:style-name="T13">of various plants </text:span><text:span text:style-name="T13">and components </text:span><text:span text:style-name="T13">such as – Sun </text:span><text:span text:style-name="T13">Counter, </text:span><text:span text:style-name="T13">PeaShooter </text:span><text:span text:style-name="T13">plant placing.</text:span></text:p>
            <text:p><text:span text:style-name="T13"/></text:p>
            <text:p><text:span text:style-name="T13">Rounak Saraf </text:span><text:span text:style-name="T13">(2018183) - </text:span></text:p>
            <text:p><text:span text:style-name="T13"/></text:p>
            <text:p><text:span text:style-name="T13">Deadline 1 – </text:span><text:span text:style-name="T13">Worked in </text:span><text:span text:style-name="T13">organizing </text:span><text:span text:style-name="T13">classes to be </text:span><text:span text:style-name="T13">used in the </text:span><text:span text:style-name="T13">game. Helped in </text:span><text:span text:style-name="T13">determining the </text:span><text:span text:style-name="T13">attributes and </text:span><text:span text:style-name="T13">methods for </text:span><text:span text:style-name="T13">implementing </text:span><text:span text:style-name="T13">functionality.</text:span></text:p>
            <text:p><text:span text:style-name="T13"/></text:p>
            <text:p><text:span text:style-name="T13">Deadline 2 – </text:span><text:span text:style-name="T13">Worked in </text:span><text:span text:style-name="T13">Creating </text:span><text:span text:style-name="T13">Screens of the </text:span><text:span text:style-name="T13">game. </text:span><text:span text:style-name="T13">Implemented </text:span><text:span text:style-name="T13">the functionality </text:span><text:span text:style-name="T13">in buttons which </text:span><text:span text:style-name="T13">helped in </text:span><text:span text:style-name="T13">changing </text:span><text:span text:style-name="T13">screens and </text:span><text:span text:style-name="T13">created fields</text:span></text:p>
            <text:p><text:span text:style-name="T13"/></text:p>
            <text:p><text:span text:style-name="T13">Deadline 3 – </text:span><text:span text:style-name="T13">Worked mostly </text:span><text:span text:style-name="T13">in the backend </text:span><text:span text:style-name="T13">creating classes </text:span><text:span text:style-name="T13">for the Game.</text:span></text:p>
            <text:p><text:span text:style-name="T13">Worked in </text:span><text:span text:style-name="T13">implementing </text:span><text:span text:style-name="T13">the functionality </text:span><text:span text:style-name="T13">like damaging </text:span><text:span text:style-name="T13">the Zombie with </text:span><text:span text:style-name="T13">the Pea, </text:span><text:span text:style-name="T13">implementing </text:span><text:span text:style-name="T13">its functionality </text:span><text:span text:style-name="T13">correctly.</text:span> 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draw:style-name="gr5" draw:text-style-name="P4" draw:layer="layout" svg:width="25cm" svg:height="19.421cm" svg:x="1.2cm" svg:y="1.4cm">
          <draw:text-box>
            <text:p><text:span text:style-name="T14">Bonus </text:span><text:span text:style-name="T14">Components -</text:span> </text:p>
            <text:p/>
            <text:p>Major Component – Implemented multithreading through which we can play the games of different users in different windows, by assigning the Player’s game objects in different threads.</text:p>
            <text:p/>
            <text:p>Other Components - </text:p>
            <text:p/>
            <text:p>1) Drag and Drop – The original game includes click and click whereas we have implemented drag and drop for the plants.</text:p>
            <text:p/>
            <text:p>2)Use of multithreading for making it fast </text:p>
            <text:p/>
            <text:p/>
            <text:p/>
            <text:p/>
            <text:p/>
            <text:p/>
            <text:p/>
            <text:p/>
            <text:p/>
            <text:p><text:tab/><text:tab/><text:tab/><text:tab/><text:tab/><text:tab/><text:tab/><text:tab/><text:tab/><text:tab/><text:tab/><text:tab/>Done by - </text:p>
            <text:p><text:tab/><text:tab/><text:tab/><text:tab/><text:tab/><text:tab/><text:tab/><text:tab/><text:tab/><text:tab/><text:tab/><text:tab/>Rishabh Chauhan (2018256)</text:p>
            <text:p><text:tab/><text:tab/><text:tab/><text:tab/><text:tab/><text:tab/><text:tab/><text:tab/><text:tab/><text:tab/><text:tab/><text:tab/>Rounak Saraf (2018183) 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Mukti Narrow" svg:font-family="'Mukti Narrow'" style:font-adornments="Regular" style:font-pitch="variable"/>
    <style:font-face style:name="DejaVu Serif" svg:font-family="'DejaVu Serif'" style:font-adornments="Book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DejaVu Serif Condensed" svg:font-family="'DejaVu Serif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30T23:08:11.248574325</meta:creation-date>
    <meta:editing-duration>PT1H5M19S</meta:editing-duration>
    <meta:editing-cycles>6</meta:editing-cycles>
    <meta:generator>LibreOffice/6.0.7.3$Linux_X86_64 LibreOffice_project/00m0$Build-3</meta:generator>
    <dc:title>Focus</dc:title>
    <dc:date>2019-12-01T08:40:43.535455156</dc:date>
    <meta:document-statistic meta:object-count="72"/>
  </office:meta>
</office:document-meta>
</file>